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styles.xml"/>
  <manifest:file-entry manifest:media-type="text/xml" manifest:full-path="content.xml"/>
  <manifest:file-entry manifest:media-type="text/xml" manifest:full-path="meta.xml"/>
  <manifest:file-entry manifest:media-type="text/xml" manifest:full-path="setting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Roboto1" svg:font-family="Roboto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text-properties fo:font-size="14pt" fo:font-weight="normal" style:font-size-asian="14pt" style:font-weight-asian="normal" style:font-size-complex="14pt" style:font-weight-complex="normal"/>
    </style:style>
    <style:style style:name="P3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3"/>
      <text:p text:style-name="P3">Entrego a Tí / Segurança</text:p>
      <text:p text:style-name="P2"/>
      <text:p text:style-name="P2">Intro:</text:p>
      <text:p text:style-name="P1">G</text:p>
      <text:p text:style-name="P1">Entrego a Ti</text:p>
      <text:p text:style-name="P1"><text:s text:c="4"/>C<text:tab/><text:tab/>D</text:p>
      <text:p text:style-name="P1">A minha oração</text:p>
      <text:p text:style-name="P1"><text:tab/> <text:s text:c="2"/>G</text:p>
      <text:p text:style-name="P1">Pois Tú ÉS Senhor</text:p>
      <text:p text:style-name="P1">C<text:tab/><text:tab/> <text:s text:c="4"/>D<text:tab/><text:tab/> <text:s text:c="4"/>Em</text:p>
      <text:p text:style-name="P1">Fonte de águas vivas que a mim</text:p>
      <text:p text:style-name="P1"><text:tab/>C<text:tab/> <text:s text:c="6"/>D<text:tab/><text:tab/> <text:s text:c="5"/>Em</text:p>
      <text:p text:style-name="P1">És a minha esperança eu descanço em Ti</text:p>
      <text:p text:style-name="P1"><text:s text:c="11"/>Am <text:s text:c="5"/>Bm</text:p>
      <text:p text:style-name="P1">Posso confiar</text:p>
      <text:p text:style-name="P1"><text:tab/> <text:s text:c="3"/>C<text:tab/><text:tab/> <text:s text:c="6"/>G (G7)</text:p>
      <text:p text:style-name="P1">Que a vitória está por vir</text:p>
      <text:p text:style-name="P1"/>
      <text:p text:style-name="P1"/>
      <text:p text:style-name="P1">(refrão)</text:p>
      <text:p text:style-name="P1"><text:tab/><text:tab/>C</text:p>
      <text:p text:style-name="P1">Seguro estou em Ti</text:p>
      <text:p text:style-name="P1"><text:s text:c="6"/>D<text:tab/><text:tab/><text:tab/>Em</text:p>
      <text:p text:style-name="P1">Tú És o Deus de amor</text:p>
      <text:p text:style-name="P1"><text:tab/><text:tab/>C</text:p>
      <text:p text:style-name="P1">Eu não temerei o mal</text:p>
      <text:p text:style-name="P1"><text:s text:c="6"/>D<text:tab/><text:tab/><text:tab/> <text:s/>G <text:s/>G7</text:p>
      <text:p text:style-name="P1">Tú És o Grande Eu Sou</text:p>
      <text:p text:style-name="P1"><text:tab/> <text:s text:c="4"/>C</text:p>
      <text:p text:style-name="P1">eu ergo minhas mãos </text:p>
      <text:p text:style-name="P1"><text:s text:c="6"/>D <text:s text:c="10"/>Em</text:p>
      <text:p text:style-name="P1">Preciso receber</text:p>
      <text:p text:style-name="P1"><text:tab/> <text:s text:c="4"/>C</text:p>
      <text:p text:style-name="P1">A Tua palavra óh Deus</text:p>
      <text:p text:style-name="P1"><text:tab/>D<text:tab/> <text:s text:c="7"/>G</text:p>
      <text:p text:style-name="P1">Que me fará vence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Roboto1" svg:font-family="Roboto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Roboto" svg:font-family="Roboto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Droid Sans Fallback" style:font-size-asian="12pt" style:language-asian="zh" style:country-asian="CN" style:font-name-complex="Roboto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Roboto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Roboto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Roboto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Roboto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6-01T23:27:37</meta:creation-date>
    <meta:document-statistic meta:table-count="0" meta:image-count="0" meta:object-count="0" meta:page-count="1" meta:paragraph-count="33" meta:word-count="104" meta:character-count="517"/>
    <dc:date>2016-06-01T23:35:56</dc:date>
    <meta:editing-duration>PT8M22S</meta:editing-duration>
    <meta:editing-cycles>1</meta:editing-cycles>
    <meta:generator>OpenOffice/4.1.2$Linux OpenOffice.org_project/412m3$Build-9782</meta:generator>
  </office:meta>
</office:document-meta>
</file>